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964f" officeooo:paragraph-rsid="001a964f"/>
    </style:style>
    <style:style style:name="P2" style:family="paragraph" style:parent-style-name="Standard">
      <style:paragraph-properties fo:break-before="page"/>
      <style:text-properties officeooo:rsid="001a964f" officeooo:paragraph-rsid="001a964f"/>
    </style:style>
    <style:style style:name="P3" style:family="paragraph" style:parent-style-name="Standard" style:master-page-name="First_20_Page">
      <style:paragraph-properties style:page-number="auto"/>
      <style:text-properties officeooo:rsid="001a964f" officeooo:paragraph-rsid="001a96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one. First Page style</text:p>
      <text:p text:style-name="P1"/>
      <text:p text:style-name="P1"/>
      <text:p text:style-name="P2"/>
      <text:p text:style-name="P1">Page two. Default Sty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10.5cm" style:num-format="1" style:print-orientation="landscape" fo:margin-top="4.001cm" fo:margin-bottom="4.0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0:34:38.900255025</meta:creation-date>
    <dc:date>2020-07-21T20:46:38.197622363</dc:date>
    <meta:editing-duration>PT3M38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2" meta:paragraph-count="2" meta:word-count="9" meta:character-count="49" meta:non-whitespace-character-count="42"/>
  </office:meta>
</office:document-meta>
</file>